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irect Spell</text:p>
      <text:p text:style-name="Standard">When a spell missile arrives at its target we call 'RedirectSpell' hooks. <text:s/>To direct the spell to a different target, place the combatant index of the new target in hook parameter [5]. <text:s/>If you would like a message to be displayed, place the desired message in hook parameter [6].</text:p>
      <text:p text:style-name="Heading">Parameters</text:p>
      <text:p text:style-name="Standard"/>
      <text:p text:style-name="Standard">None</text:p>
      <text:p text:style-name="Heading">Context</text:p>
      <text:p text:style-name="Standard"/>
      <text:p text:style-name="Standard">Combatant - $AttackerContext() (the spell caster)</text:p>
      <text:p text:style-name="Standard">Combatant - $TargetContext() (the original target of the spell)</text:p>
      <text:p text:style-name="Standard">Spell - $SpellContex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4:40.23</meta:creation-date>
    <meta:generator>OpenOffice.org/3.2$Win32 OpenOffice.org_project/320m18$Build-9502</meta:generator>
    <dc:date>2012-06-21T18:37:10.37</dc:date>
    <dc:creator>Paul Stevens</dc:creator>
    <meta:editing-duration>PT00H02M11S</meta:editing-duration>
    <meta:editing-cycles>2</meta:editing-cycles>
    <meta:document-statistic meta:table-count="0" meta:image-count="0" meta:object-count="0" meta:page-count="1" meta:paragraph-count="8" meta:word-count="72" meta:character-count="449"/>
  </office:meta>
</office:document-meta>
</file>